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F43B7E83E735A0AA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officeooo:paragraph-rsid="0018427d"/>
    </style:style>
    <style:style style:name="P3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T1" style:family="text">
      <style:text-properties fo:color="#e6e6ff" fo:font-size="44pt" fo:font-weight="normal" officeooo:rsid="0018427d" style:font-size-asian="44pt" style:font-weight-asian="normal" style:font-size-complex="44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1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83cm" svg:y="0.035cm" svg:width="17.641cm" svg:height="5.429cm" draw:z-index="0"><draw:image xlink:href="Pictures/10000000000003E8000001F43B7E83E735A0AA26.jpg" xlink:type="simple" xlink:show="embed" xlink:actuate="onLoad"/></draw:frame></text:p>
      <text:p text:style-name="P2"><text:span text:style-name="T1">Gnome Street Gnome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17T09:42:49.020000000</dc:date>
    <meta:editing-duration>PT6M21S</meta:editing-duration>
    <meta:editing-cycles>1</meta:editing-cycles>
    <meta:document-statistic meta:table-count="0" meta:image-count="1" meta:object-count="0" meta:page-count="1" meta:paragraph-count="1" meta:word-count="3" meta:character-count="18" meta:non-whitespace-character-count="16"/>
    <meta:generator>LibreOffice/5.1.2.2$Windows_x86 LibreOffice_project/d3bf12ecb743fc0d20e0be0c58ca359301eb705f</meta:generator>
  </office:meta>
</office:document-meta>
</file>